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17d" officeooo:paragraph-rsid="000b317d"/>
    </style:style>
    <style:style style:name="P2" style:family="paragraph" style:parent-style-name="Standard">
      <style:paragraph-properties fo:text-align="center" style:justify-single-word="false"/>
      <style:text-properties officeooo:rsid="000b317d" officeooo:paragraph-rsid="000b317d"/>
    </style:style>
    <style:style style:name="P3" style:family="paragraph" style:parent-style-name="Standard" style:list-style-name="L1">
      <style:text-properties officeooo:rsid="000b317d" officeooo:paragraph-rsid="000b317d"/>
    </style:style>
    <style:style style:name="P4" style:family="paragraph" style:parent-style-name="Standard" style:list-style-name="L2">
      <style:text-properties officeooo:rsid="000b317d" officeooo:paragraph-rsid="000b317d"/>
    </style:style>
    <style:style style:name="P5" style:family="paragraph" style:parent-style-name="Standard">
      <style:paragraph-properties fo:text-align="center" style:justify-single-word="false"/>
      <style:text-properties fo:font-size="18pt" officeooo:rsid="000b317d" officeooo:paragraph-rsid="000b317d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0.5pt" officeooo:rsid="000b317d" officeooo:paragraph-rsid="000b317d" style:font-size-asian="10.5pt" style:font-size-complex="10.5pt"/>
    </style:style>
    <style:style style:name="P7" style:family="paragraph" style:parent-style-name="Standard" style:list-style-name="L2">
      <style:text-properties officeooo:rsid="000c0cc7" officeooo:paragraph-rsid="000c0cc7"/>
    </style:style>
    <style:style style:name="P8" style:family="paragraph" style:parent-style-name="Standard">
      <style:text-properties officeooo:rsid="000c0cc7" officeooo:paragraph-rsid="000c0cc7"/>
    </style:style>
    <style:style style:name="P9" style:family="paragraph" style:parent-style-name="Standard" style:list-style-name="L2">
      <style:text-properties officeooo:rsid="000ca8f4" officeooo:paragraph-rsid="000ca8f4"/>
    </style:style>
    <style:style style:name="P10" style:family="paragraph" style:parent-style-name="Standard" style:list-style-name="L2">
      <style:text-properties officeooo:rsid="000d6eaf" officeooo:paragraph-rsid="000d6eaf"/>
    </style:style>
    <style:style style:name="T1" style:family="text">
      <style:text-properties officeooo:rsid="000c0cc7"/>
    </style:style>
    <style:style style:name="T2" style:family="text">
      <style:text-properties officeooo:rsid="000ca8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总结报告</text:p>
      <text:p text:style-name="P5"/>
      <text:p text:style-name="P6">系统</text:p>
      <text:list xml:id="list1535699713059598629" text:style-name="L1">
        <text:list-item>
          <text:p text:style-name="P3">Ubuntu 安装软件</text:p>
        </text:list-item>
        <text:list-item>
          <text:p text:style-name="P3">bash命令</text:p>
        </text:list-item>
        <text:list-item>
          <text:p text:style-name="P3">vim命令</text:p>
        </text:list-item>
      </text:list>
      <text:p text:style-name="P1"/>
      <text:p text:style-name="P2">Flask框架</text:p>
      <text:list xml:id="list501250433697186937" text:style-name="L2">
        <text:list-item>
          <text:p text:style-name="P4">request</text:p>
        </text:list-item>
        <text:list-item>
          <text:p text:style-name="P4">make_response</text:p>
        </text:list-item>
        <text:list-item>
          <text:p text:style-name="P4">response.<text:span text:style-name="T2">mometype</text:span></text:p>
        </text:list-item>
        <text:list-item>
          <text:p text:style-name="P9">response.headers[“Content-Disposition”]</text:p>
        </text:list-item>
        <text:list-item>
          <text:p text:style-name="P9">return response</text:p>
        </text:list-item>
        <text:list-item>
          <text:p text:style-name="P4">上传</text:p>
        </text:list-item>
        <text:list-item>
          <text:p text:style-name="P4">下载</text:p>
        </text:list-item>
        <text:list-item>
          <text:p text:style-name="P4">render_<text:span text:style-name="T1">template原理</text:span></text:p>
        </text:list-item>
      </text:list>
      <text:p text:style-name="P2">数据库</text:p>
      <text:list xml:id="list125932016397737" text:continue-numbering="true" text:style-name="L2">
        <text:list-item>
          <text:p text:style-name="P4">pymongo</text:p>
        </text:list-item>
        <text:list-item>
          <text:p text:style-name="P4">mongodb</text:p>
        </text:list-item>
        <text:list-item>
          <text:p text:style-name="P4">gridfs</text:p>
        </text:list-item>
        <text:list-item>
          <text:p text:style-name="P7">distinct(‘company_name’)函数 显示某个字段的所有值</text:p>
        </text:list-item>
        <text:list-item>
          <text:p text:style-name="P7">get(ObjectId(file_id))函数：根据doc的ID来查询</text:p>
        </text:list-item>
        <text:list-item>
          <text:p text:style-name="P7">mongodb数据的增长</text:p>
        </text:list-item>
      </text:list>
      <text:p text:style-name="P8"/>
      <text:p text:style-name="P2">前端</text:p>
      <text:list xml:id="list125931059938864" text:continue-numbering="true" text:style-name="L2">
        <text:list-item>
          <text:p text:style-name="P4">bootstrap</text:p>
        </text:list-item>
      </text:list>
      <text:p text:style-name="P1"/>
      <text:p text:style-name="P2">Python</text:p>
      <text:list xml:id="list125931754159758" text:continue-numbering="true" text:style-name="L2">
        <text:list-item>
          <text:p text:style-name="P4">zipfile</text:p>
        </text:list-item>
        <text:list-item>
          <text:p text:style-name="P4">chardet</text:p>
        </text:list-item>
        <text:list-item>
          <text:p text:style-name="P4">Unicode和Str还有编码问题</text:p>
        </text:list-item>
        <text:list-item>
          <text:p text:style-name="P10">split</text:p>
        </text:list-item>
        <text:list-item>
          <text:p text:style-name="P10">os 库</text:p>
        </text:list-item>
      </text:list>
      <text:p text:style-name="P2">部署Nginx</text:p>
      <text:p text:style-name="P2"/>
      <text:p text:style-name="P2">gunicorn</text:p>
      <text:p text:style-name="P2"/>
      <text:p text:style-name="P2">supervisor</text:p>
      <text:p text:style-name="P2"/>
      <text:p text:style-name="P2">网络配置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9:31:08.037392281</meta:creation-date>
    <dc:date>2016-12-02T12:59:30.075752263</dc:date>
    <meta:editing-duration>PT2H15M11S</meta:editing-duration>
    <meta:editing-cycles>1</meta:editing-cycles>
    <meta:document-statistic meta:table-count="0" meta:image-count="0" meta:object-count="0" meta:page-count="1" meta:paragraph-count="33" meta:word-count="120" meta:character-count="364" meta:non-whitespace-character-count="360"/>
    <meta:generator>LibreOffice/5.1.4.2$Linux_X86_64 LibreOffice_project/10m0$Build-2</meta:generator>
  </office:meta>
</office:document-meta>
</file>